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0c690" officeooo:paragraph-rsid="0010c690"/>
    </style:style>
    <style:style style:name="P3" style:family="paragraph" style:parent-style-name="Text_20_body">
      <style:paragraph-properties fo:keep-with-next="always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6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0c690" officeooo:paragraph-rsid="0010c690"/>
    </style:style>
    <style:style style:name="P7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0c690" officeooo:paragraph-rsid="00129679"/>
    </style:style>
    <style:style style:name="P8" style:family="paragraph" style:parent-style-name="Standard" style:list-style-name="WW8Num2">
      <style:paragraph-properties>
        <style:tab-stops>
          <style:tab-stop style:position="0in"/>
        </style:tab-stops>
      </style:paragraph-properties>
    </style:style>
    <style:style style:name="P9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0c690"/>
    </style:style>
    <style:style style:name="P10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29679"/>
    </style:style>
    <style:style style:name="P11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51c75"/>
    </style:style>
    <style:style style:name="P12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29679" officeooo:paragraph-rsid="00129679"/>
    </style:style>
    <style:style style:name="P13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51c75" officeooo:paragraph-rsid="00151c75"/>
    </style:style>
    <style:style style:name="P14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51c75" officeooo:paragraph-rsid="00151c75"/>
    </style:style>
    <style:style style:name="P15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6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T1" style:family="text">
      <style:text-properties officeooo:rsid="0013426c"/>
    </style:style>
    <style:style style:name="T2" style:family="text">
      <style:text-properties officeooo:rsid="00151c75"/>
    </style:style>
    <style:style style:name="T3" style:family="text">
      <style:text-properties style:text-underline-style="solid" style:text-underline-width="auto" style:text-underline-color="font-color" officeooo:rsid="00151c75"/>
    </style:style>
    <style:style style:name="T4" style:family="text">
      <style:text-properties style:text-underline-style="none" officeooo:rsid="00151c75"/>
    </style:style>
    <style:style style:name="T5" style:family="text">
      <style:text-properties officeooo:rsid="001581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6" text:outline-level="2"><text:file-name text:display="name">UC03.08.00 - Emitir Resumo de Alocações de Professores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2" office:value-type="string">
            <text:p text:style-name="P2">13/6/2011</text:p>
          </table:table-cell>
          <table:table-cell table:style-name="Tabela1.A2" office:value-type="string">
            <text:p text:style-name="P2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5" text:outline-level="3">Pré-condições</text:h>
      <text:list xml:id="list615304035" text:style-name="WW8Num5">
        <text:list-item>
          <text:p text:style-name="P6">Usuário tem permissão de acesso na funcionalidade</text:p>
        </text:list-item>
        <text:list-item>
          <text:p text:style-name="P6">Usuário acionou a opção Emissão &gt;&gt; Resumo de Aloca<text:span text:style-name="T5">ções</text:span> de Professores;</text:p>
        </text:list-item>
      </text:list>
      <text:list xml:id="list533688502" text:style-name="WW8Num2">
        <text:list-header>
          <text:p text:style-name="P8"/>
        </text:list-header>
      </text:list>
      <text:h text:style-name="P15" text:outline-level="3">Atores</text:h>
      <text:p text:style-name="Text_20_body">Coordenador (primário)</text:p>
      <text:h text:style-name="P15" text:outline-level="3">Fluxo Principal</text:h>
      <text:list xml:id="list878704631" text:continue-list="list615304035" text:style-name="WW8Num5">
        <text:list-item text:start-value="1">
          <text:p text:style-name="P9">Sistema solicita o curso através de uma lista de seleção contendo sigla e nome do curso;</text:p>
        </text:list-item>
        <text:list-item>
          <text:p text:style-name="P9">Usuário seleciona o curso;</text:p>
        </text:list-item>
        <text:list-item>
          <text:p text:style-name="P6">Sistema solicita o período letivo, selecionando por padrão o último período letivo disponível do curso;</text:p>
        </text:list-item>
        <text:list-item>
          <text:p text:style-name="P10">Sistema emite relatório. Em cada página:</text:p>
          <text:list>
            <text:list-item>
              <text:p text:style-name="P10">No cabeçalho:</text:p>
              <text:list>
                <text:list-item>
                  <text:p text:style-name="P10">Título do relatório: <text:span text:style-name="T1">Resumo de A</text:span><text:span text:style-name="T2">locações de Professores</text:span></text:p>
                </text:list-item>
                <text:list-item>
                  <text:p text:style-name="P10">Nome do Curso</text:p>
                </text:list-item>
                <text:list-item>
                  <text:p text:style-name="P7">Período Letivo, com sigla e período. P.ex.: 2011.2 (1/8/2011 a 21/12/2011)</text:p>
                </text:list-item>
              </text:list>
            </text:list-item>
          </text:list>
        </text:list-item>
        <text:list-item>
          <text:p text:style-name="P12">No rodapé o sistema coloca o texto Coruja alinhado à esqueda, centralizado Emitido em DD/MM/AAAA, e alinhado à direita o texto Página X de Y.</text:p>
        </text:list-item>
        <text:list-item>
          <text:p text:style-name="P13">No detalhe, colocar os campos</text:p>
          <text:list>
            <text:list-item>
              <text:p text:style-name="P13">Nome do Professor;</text:p>
            </text:list-item>
            <text:list-item>
              <text:p text:style-name="P13">Matrícula</text:p>
            </text:list-item>
            <text:list-item>
              <text:p text:style-name="P13">Carga Total</text:p>
            </text:list-item>
            <text:list-item>
              <text:p text:style-name="P13">Tempos Alocados</text:p>
            </text:list-item>
            <text:list-item>
              <text:p text:style-name="P13">Disciplinas Alocadas</text:p>
            </text:list-item>
          </text:list>
        </text:list-item>
      </text:list>
      <text:h text:style-name="P15" text:outline-level="3">Pós-condições</text:h>
      <text:list xml:id="list922272322" text:continue-list="list878704631" text:style-name="WW8Num5">
        <text:list-item text:start-value="1">
          <text:p text:style-name="P13">Sistema emitiu o resumo de alocações dos professores para o curso e o período letivo solicitado;</text:p>
        </text:list-item>
        <text:list-item>
          <text:p text:style-name="P11"><text:span text:style-name="T2">Sistema registrou no log de auditoria para o usuário logado a seguinte mensagem: “Emitido resumo de alocação de professores para o curso </text:span><text:span text:style-name="T3">TASI,</text:span><text:span text:style-name="T4"> período letivo </text:span><text:span text:style-name="T3">2011.2</text:span><text:span text:style-name="T4">”;</text:span></text:p>
        </text:list-item>
      </text:list>
      <text:h text:style-name="P15" text:outline-level="3">Regras de Negócio</text:h>
      <text:p text:style-name="P14">N/A</text:p>
      <text:p text:style-name="P5"/>
      <text:p text:style-name="P5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6-15T21:09:54</dc:date>
    <meta:editing-cycles>13</meta:editing-cycles>
    <meta:editing-duration>PT00H38M12S</meta:editing-duration>
    <meta:generator>OpenOffice.org/3.2$Linux OpenOffice.org_project/320m19$Build-9505</meta:generator>
    <meta:document-statistic meta:table-count="1" meta:image-count="0" meta:object-count="0" meta:page-count="1" meta:paragraph-count="34" meta:word-count="219" meta:character-count="1341"/>
    <meta:user-defined meta:name="_DocHome" meta:value-type="float">1971586133</meta:user-defined>
  </office:meta>
</office:document-meta>
</file>